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normal" fo:font-weight="bold" officeooo:rsid="00046c4b" officeooo:paragraph-rsid="00046c4b" style:font-style-asian="normal" style:font-weight-asian="bold" style:font-style-complex="normal" style:font-weight-complex="bold"/>
    </style:style>
    <style:style style:name="P2" style:family="paragraph" style:parent-style-name="Standard">
      <style:text-properties fo:font-style="normal" style:text-underline-style="solid" style:text-underline-width="auto" style:text-underline-color="font-color" fo:font-weight="bold" officeooo:rsid="00046c4b" officeooo:paragraph-rsid="00046c4b" style:font-style-asian="normal" style:font-weight-asian="bold" style:font-style-complex="normal" style:font-weight-complex="bold"/>
    </style:style>
    <style:style style:name="P3" style:family="paragraph" style:parent-style-name="Standard">
      <style:text-properties fo:font-style="normal" style:text-underline-style="solid" style:text-underline-width="auto" style:text-underline-color="font-color" fo:font-weight="bold" officeooo:rsid="0006bbec" officeooo:paragraph-rsid="0006bbec" style:font-style-asian="normal" style:font-weight-asian="bold" style:font-style-complex="normal" style:font-weight-complex="bold"/>
    </style:style>
    <style:style style:name="P4" style:family="paragraph" style:parent-style-name="Standard">
      <style:text-properties fo:font-style="normal" style:text-underline-style="solid" style:text-underline-width="auto" style:text-underline-color="font-color" fo:font-weight="bold" officeooo:rsid="0007ac1b" officeooo:paragraph-rsid="0007ac1b" style:font-style-asian="normal" style:font-weight-asian="bold" style:font-style-complex="normal" style:font-weight-complex="bold"/>
    </style:style>
    <style:style style:name="P5" style:family="paragraph" style:parent-style-name="Standard">
      <style:text-properties fo:font-style="normal" style:text-underline-style="solid" style:text-underline-width="auto" style:text-underline-color="font-color" fo:font-weight="bold" officeooo:rsid="00092e24" officeooo:paragraph-rsid="00092e24" style:font-style-asian="normal" style:font-weight-asian="bold" style:font-style-complex="normal" style:font-weight-complex="bold"/>
    </style:style>
    <style:style style:name="P6" style:family="paragraph" style:parent-style-name="Standard">
      <style:text-properties fo:font-style="normal" style:text-underline-style="none" fo:font-weight="normal" officeooo:rsid="00046c4b" officeooo:paragraph-rsid="00046c4b"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07f5be" officeooo:paragraph-rsid="0007f5be"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092e24" officeooo:paragraph-rsid="00092e24" style:font-style-asian="normal" style:font-weight-asian="normal" style:font-style-complex="normal" style:font-weight-complex="normal"/>
    </style:style>
    <style:style style:name="P9" style:family="paragraph" style:parent-style-name="Standard" style:list-style-name="L2">
      <style:text-properties fo:font-style="normal" style:text-underline-style="none" fo:font-weight="bold" officeooo:rsid="00046c4b" officeooo:paragraph-rsid="00046c4b" style:font-style-asian="normal" style:font-weight-asian="bold" style:font-style-complex="normal" style:font-weight-complex="bold"/>
    </style:style>
    <style:style style:name="P10" style:family="paragraph" style:parent-style-name="Standard">
      <style:text-properties fo:font-style="normal" style:text-underline-style="none" fo:font-weight="bold" officeooo:rsid="00046c4b" officeooo:paragraph-rsid="00046c4b" style:font-style-asian="normal" style:font-weight-asian="bold" style:font-style-complex="normal" style:font-weight-complex="bold"/>
    </style:style>
    <style:style style:name="P11" style:family="paragraph" style:parent-style-name="Standard">
      <style:text-properties fo:font-style="normal" style:text-underline-style="none" fo:font-weight="bold" officeooo:rsid="0006bbec" officeooo:paragraph-rsid="0006bbec" style:font-style-asian="normal" style:font-weight-asian="bold" style:font-style-complex="normal" style:font-weight-complex="bold"/>
    </style:style>
    <style:style style:name="P12" style:family="paragraph" style:parent-style-name="Standard">
      <style:text-properties fo:font-style="normal" style:text-underline-style="none" fo:font-weight="bold" officeooo:rsid="0007f5be" officeooo:paragraph-rsid="0007f5be" style:font-style-asian="normal" style:font-weight-asian="bold" style:font-style-complex="normal" style:font-weight-complex="bold"/>
    </style:style>
    <style:style style:name="P13" style:family="paragraph" style:parent-style-name="Standard">
      <style:text-properties fo:font-style="normal" style:text-underline-style="none" fo:font-weight="bold" officeooo:rsid="0009a476" officeooo:paragraph-rsid="0009a476" style:font-style-asian="normal" style:font-weight-asian="bold" style:font-style-complex="normal" style:font-weight-complex="bold"/>
    </style:style>
    <style:style style:name="P14" style:family="paragraph" style:parent-style-name="Standard">
      <style:text-properties fo:font-style="normal" style:text-underline-style="none" fo:font-weight="bold" officeooo:rsid="0009d65f" officeooo:paragraph-rsid="0009d65f"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04db77" style:font-weight-asian="normal" style:font-weight-complex="normal"/>
    </style:style>
    <style:style style:name="T3" style:family="text">
      <style:text-properties fo:font-weight="normal" officeooo:rsid="0009d65f"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09a476"/>
    </style:style>
    <style:style style:name="T6" style:family="text">
      <style:text-properties officeooo:rsid="0009d65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3 – USING LINUX</text:p>
      <text:p text:style-name="P1"/>
      <text:p text:style-name="P2">GRAPHICAL vs. NON-GRAPHICAL MODE</text:p>
      <text:p text:style-name="P2"/>
      <text:p text:style-name="P6">Linux can be used in one of two ways:</text:p>
      <text:list xml:id="list5848351202019285782" text:style-name="L2">
        <text:list-item>
          <text:p text:style-name="P9">Graphical mode<text:span text:style-name="T1"> – applications live in windows that user can resize and move around. Menus and tools to help find things. Web browser, email, graphics editing tools. Can have several shells open, helpful when performing tasks on remote computers.</text:span></text:p>
        </text:list-item>
        <text:list-item>
          <text:p text:style-name="P9">Non-Graphical Mode – <text:span text:style-name="T1">start off with text-based login. Simply prompted for username and password. If successful, taken straight to shell. No windows to move around. Text editors, web browsers, and email clients are text only. How UNIX started before graphical environments were the norm. </text:span><text:span text:style-name="T2">Most servers run in this mode, since people do not log into them directly, which makes a GUI a waste of resources. </text:span></text:p>
        </text:list-item>
      </text:list>
      <text:p text:style-name="P10"><text:span text:style-name="T2"/></text:p>
      <text:p text:style-name="P3">VIRTUALIZATION AND CLOUD COMPUTING</text:p>
      <text:p text:style-name="P3"/>
      <text:p text:style-name="P11">Virtualization<text:span text:style-name="T1"> is process where one physical computer, called the </text:span>host<text:span text:style-name="T1">, runs multiple copies of an OS, each called a </text:span>guest<text:span text:style-name="T1">. The host runs software called the </text:span>hypervisor<text:span text:style-name="T1"> that switches control between the arious guests just like the Linux kernel does for individual processes. </text:span></text:p>
      <text:p text:style-name="P11"><text:span text:style-name="T1"/></text:p>
      <text:p text:style-name="P11"><text:span text:style-name="T1">Works because servers spend most of their time idling, and don;t need physical resources such as a monitor and keyboard. Allows take a powerful CPU and spread it around multiple virtual machines and maintain more equitable sharing between the guests than is possible on a bare metal Linux system. Main limitation is usually memory and with advances in </text:span>hypervisor<text:span text:style-name="T1"> technology and CPUs it is possible to put more virtual machines on one host than ever. </text:span></text:p>
      <text:p text:style-name="P11"><text:span text:style-name="T1"/></text:p>
      <text:p text:style-name="P11"><text:span text:style-name="T1">One host can run dozens of guests OSes, and with support from CPU, guests don't know they are running on virtual machine. Each guest gets its own virtual CPU, RAM, and disk, and communicates with network on its own. Not even necessary to run same OS on all guests, which further reduces number of physical servers needed.</text:span></text:p>
      <text:p text:style-name="P11"><text:span text:style-name="T1"/></text:p>
      <text:p text:style-name="P11"><text:span text:style-name="T1">Offers way for enterprise to lower power usage and reduce datacenter space over an equivalent fleet of physical servers. Guests are now just software configurations, so easy to spin up new machine for testing and destroy it when usefulness has passed.</text:span></text:p>
      <text:p text:style-name="P11"><text:span text:style-name="T1"/></text:p>
      <text:p text:style-name="P11"><text:span text:style-name="T1">Location of machine no longer matters, so </text:span>cloud computing<text:span text:style-name="T1"> takes this approach and allows user to have a virtual machine in a remote datacenter than you don't own and only pay for resources user uses. Take advantage of scales of economy to offer computing resources at prices better than what it would cost by a user himself.</text:span></text:p>
      <text:p text:style-name="P11"><text:span text:style-name="T1"/></text:p>
      <text:p text:style-name="P11"><text:span text:style-name="T1">Virtual servers only one facet of cloud computing. Also can get file storage, databases, or even software. Pay for what is used (by data, etc). </text:span></text:p>
      <text:p text:style-name="P11"><text:span text:style-name="T1"/></text:p>
      <text:p text:style-name="P11"><text:span text:style-name="T1">Linux plays pivotal role in cloud computing. Most virtual servers based on some kind of Linux kernel and Linux often used to host applications behind cloud computing services. </text:span></text:p>
      <text:p text:style-name="P11"><text:span text:style-name="T1"/></text:p>
      <text:p text:style-name="P4">KEEPING LINUX COMPUTER SAFE</text:p>
      <text:p text:style-name="P4"/>
      <text:p text:style-name="P7">Package like <text:span text:style-name="T4">KeePassX</text:span> generates passwords, and then user only needs to have login password to <text:soft-page-break/>machine and a password to open KeePassX file. </text:p>
      <text:p text:style-name="P7"/>
      <text:p text:style-name="P7">Also update machine often. </text:p>
      <text:p text:style-name="P7"/>
      <text:p text:style-name="P7">Protect computer from accepting incoming connections. A <text:span text:style-name="T4">firewall</text:span> is a device that filters network traffic, and Linux has one built in. </text:p>
      <text:p text:style-name="P7"/>
      <text:p text:style-name="P12">gufw<text:span text:style-name="T1"> – GUI to Ubuntu's “uncomplicated firewall.” By changing status to “on”, user will block out all traffic coming into computer, unless user initiated it. Can selectively allow things in, by clicking plus sign.</text:span></text:p>
      <text:p text:style-name="P12"><text:span text:style-name="T1"/></text:p>
      <text:p text:style-name="P12"><text:span text:style-name="T1">Under the hood, user is using </text:span>iptables<text:span text:style-name="T1">, which is built in firewall system. GUI barely scratches surface of what </text:span>iptables<text:span text:style-name="T1"> can do. </text:span></text:p>
      <text:p text:style-name="P12"><text:span text:style-name="T1"/></text:p>
      <text:p text:style-name="P5">PROTECTING YOURSELF</text:p>
      <text:p text:style-name="P5"/>
      <text:p text:style-name="P8">As browse the web, user leaves a digital footprint. Much of this information goes ignored but some of it is gathered to collect statistics for advertising, and some can be used for malicious purposes. </text:p>
      <text:p text:style-name="P8"/>
      <text:p text:style-name="P8">Generally, should not trust websites. <text:span text:style-name="T5">Use separate passwords on each website. KeePassX easiest way of doing this. Limit information given to website. </text:span></text:p>
      <text:p text:style-name="P8"/>
      <text:p text:style-name="P13">Cookies<text:span text:style-name="T1"> are main mechanism that websites use to track users. Sometimes this is good, such as to keep track of what is in shopping cart or keep user logged in when return to site. </text:span><text:span text:style-name="T3">As browser web, web server can send back a </text:span><text:span text:style-name="T6">cookie</text:span><text:span text:style-name="T3">, which is small piece of text, along with web page. Browser stores cookie and sends it back with every request to same site. </text:span></text:p>
      <text:p text:style-name="P13"><text:span text:style-name="T3"/></text:p>
      <text:p text:style-name="P14"><text:span text:style-name="T3">M</text:span><text:span text:style-name="T1">any ites have embedded scripts that come from third parties, such as banner advertisements or analytics pixel. If the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4T02:16:35.786291489</meta:creation-date>
    <meta:generator>LibreOffice/5.0.6.2$Linux_X86_64 LibreOffice_project/00m0$Build-2</meta:generator>
    <dc:date>2017-01-14T03:16:58.563700460</dc:date>
    <meta:editing-duration>PT28M</meta:editing-duration>
    <meta:editing-cycles>6</meta:editing-cycles>
    <meta:document-statistic meta:table-count="0" meta:image-count="0" meta:object-count="0" meta:page-count="2" meta:paragraph-count="24" meta:word-count="703" meta:character-count="4230" meta:non-whitespace-character-count="3536"/>
  </office:meta>
</office:document-meta>
</file>